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atedNameM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edNameMapper.HyphenatedNam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yphenatedNameMapper.isUpper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edNameMapper.setSeparator(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edNameMapper.setUpperCase( boolean upper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edNameMapper.HyphenatedNameMapper( boolean upper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edNameMapper.convertCha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yphenatedNameMapper.mapTypeToElementName( String typ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yphenatedNameMapper.HyphenatedNameMapper( boolean upperCase ,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phenatedNameMapper.get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